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548" officeooo:paragraph-rsid="000db548"/>
    </style:style>
    <style:style style:name="P2" style:family="paragraph" style:parent-style-name="Standard">
      <style:text-properties officeooo:rsid="000effc3" officeooo:paragraph-rsid="000effc3"/>
    </style:style>
    <style:style style:name="P3" style:family="paragraph" style:parent-style-name="Standard">
      <style:text-properties officeooo:rsid="000f2c55" officeooo:paragraph-rsid="000f2c55"/>
    </style:style>
    <style:style style:name="P4" style:family="paragraph" style:parent-style-name="Standard">
      <style:text-properties officeooo:rsid="0010ad84" officeooo:paragraph-rsid="0010ad84"/>
    </style:style>
    <style:style style:name="P5" style:family="paragraph" style:parent-style-name="Standard">
      <style:text-properties officeooo:rsid="001267d8" officeooo:paragraph-rsid="001267d8"/>
    </style:style>
    <style:style style:name="P6" style:family="paragraph" style:parent-style-name="Standard">
      <style:text-properties officeooo:rsid="000db548" officeooo:paragraph-rsid="000db548"/>
    </style:style>
    <style:style style:name="P7" style:family="paragraph" style:parent-style-name="Standard">
      <style:text-properties officeooo:rsid="001288f3" officeooo:paragraph-rsid="001288f3"/>
    </style:style>
    <style:style style:name="P8" style:family="paragraph" style:parent-style-name="Standard">
      <style:text-properties officeooo:rsid="000effc3" officeooo:paragraph-rsid="000effc3"/>
    </style:style>
    <style:style style:name="P9" style:family="paragraph" style:parent-style-name="Standard">
      <style:text-properties officeooo:rsid="001267d8" officeooo:paragraph-rsid="001267d8"/>
    </style:style>
    <style:style style:name="T1" style:family="text">
      <style:text-properties officeooo:rsid="000f2c55"/>
    </style:style>
    <style:style style:name="T2" style:family="text">
      <style:text-properties officeooo:rsid="0010a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perimental Design </text:p>
      <text:p text:style-name="P1"/>
      <text:p text:style-name="P1">1. conceptual design/ pedagogical view</text:p>
      <text:p text:style-name="P1">2. system design</text:p>
      <text:p text:style-name="P1">3. UI view [standard]</text:p>
      <text:p text:style-name="P1">4. Code[AI cursor]</text:p>
      <text:p text:style-name="P1"/>
      <text:p text:style-name="P2">data structure for kernel (producer consumer)</text:p>
      <text:p text:style-name="P2"/>
      <text:p text:style-name="P2">piping</text:p>
      <text:p text:style-name="P2"/>
      <text:p text:style-name="P2">wc recursive </text:p>
      <text:p text:style-name="P2"/>
      <text:p text:style-name="P2">traversals on code</text:p>
      <text:p text:style-name="P5"/>
      <text:p text:style-name="P5">linked lists</text:p>
      <text:p text:style-name="P5"/>
      <text:p text:style-name="P5">examples:</text:p>
      <text:p text:style-name="P2">*where is producer consumer used in OS?</text:p>
      <text:p text:style-name="P2"/>
      <text:p text:style-name="P2">*concurrency, why? <text:span text:style-name="T1">Create a scenario. </text:span></text:p>
      <text:p text:style-name="P3"/>
      <text:p text:style-name="P3">*Show concurrency. Absesne of locks. <text:span text:style-name="T2">Where something breaks. </text:span></text:p>
      <text:p text:style-name="P3"/>
      <text:p text:style-name="P4">--Lab testing on all for factors first 3 exp.</text:p>
      <text:p text:style-name="P4">--Pilot study without collecting data.</text:p>
      <text:p text:style-name="P4">--build <text:s/>the infrastructue for data collection.</text:p>
      <text:p text:style-name="P4">--logistics.</text:p>
      <text:p text:style-name="P4">--designing the data format.</text:p>
      <text:p text:style-name="P4">--Data collection. Backend. </text:p>
      <text:p text:style-name="P4">--grading mechanism(assignment).</text:p>
      <text:p text:style-name="P4"/>
      <text:p text:style-name="P4"/>
      <text:p text:style-name="P4">Experimental Design. </text:p>
      <text:p text:style-name="P4"/>
      <text:p text:style-name="P4"/>
      <text:p text:style-name="P5">Raj@vlabs.ac.in</text:p>
      <text:p text:style-name="P2"/>
      <text:p text:style-name="P2"/>
      <text:p text:style-name="P2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2:39:08.662181163</meta:creation-date>
    <dc:date>2024-08-28T18:00:41.998606090</dc:date>
    <meta:editing-duration>PT1H54M3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92" meta:character-count="620" meta:non-whitespace-character-count="551"/>
  </office:meta>
</office:document-meta>
</file>